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8pt" officeooo:rsid="001c8f7a" officeooo:paragraph-rsid="001c8f7a" style:font-size-asian="88pt" style:font-size-complex="88pt"/>
    </style:style>
    <style:style style:name="P2" style:family="paragraph" style:parent-style-name="Standard">
      <style:paragraph-properties fo:text-align="center" style:justify-single-word="false"/>
      <style:text-properties fo:font-size="88pt" style:text-underline-style="solid" style:text-underline-width="auto" style:text-underline-color="font-color" fo:font-weight="bold" officeooo:rsid="001c8f7a" officeooo:paragraph-rsid="001c8f7a" style:font-size-asian="88pt" style:font-weight-asian="bold" style:font-size-complex="8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officeooo:rsid="001c8f7a" officeooo:paragraph-rsid="001c8f7a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officeooo:rsid="001ce6c9" officeooo:paragraph-rsid="001ce6c9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c8f7a" officeooo:paragraph-rsid="001c8f7a" style:font-size-asian="42pt" style:font-weight-asian="bold" style:font-size-complex="4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22f6a4" officeooo:paragraph-rsid="0022f6a4" style:font-size-asian="42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23f87d" officeooo:paragraph-rsid="0023f87d" style:font-size-asian="42pt" style:font-weight-asian="bold" style:font-size-complex="4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bold" officeooo:rsid="0023edb6" officeooo:paragraph-rsid="0023edb6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bold" officeooo:rsid="00247234" officeooo:paragraph-rsid="00247234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bold" officeooo:rsid="0025b8e7" officeooo:paragraph-rsid="0025b8e7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bold" officeooo:rsid="0027081a" officeooo:paragraph-rsid="0027081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none" fo:font-weight="bold" officeooo:rsid="0029f6a4" officeooo:paragraph-rsid="0029f6a4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bold" officeooo:rsid="002a97b1" officeooo:paragraph-rsid="002a97b1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fo:font-weight="bold" officeooo:rsid="0027a86b" officeooo:paragraph-rsid="0027a86b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c8f7a" officeooo:paragraph-rsid="001c8f7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3edb6" officeooo:paragraph-rsid="0023edb6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47234" officeooo:paragraph-rsid="00247234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5b8e7" officeooo:paragraph-rsid="0025b8e7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7081a" officeooo:paragraph-rsid="0027081a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7a86b" officeooo:paragraph-rsid="0027a86b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9f6a4" officeooo:paragraph-rsid="0029f6a4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8f7a" officeooo:paragraph-rsid="001c8f7a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fc2fa" officeooo:paragraph-rsid="001fc2fa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3f87d" officeooo:paragraph-rsid="0023f87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c8f7a" officeooo:paragraph-rsid="001c8f7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cea6" officeooo:paragraph-rsid="001dcea6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c2fa" officeooo:paragraph-rsid="001fc2fa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bold" officeooo:rsid="00210de8" officeooo:paragraph-rsid="00210de8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bold" officeooo:rsid="0022f6a4" officeooo:paragraph-rsid="0022f6a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3f87d" officeooo:paragraph-rsid="0023f87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fo:font-weight="bold" officeooo:rsid="0027fa78" officeooo:paragraph-rsid="0027fa78" style:font-size-asian="17.5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fo:font-weight="bold" officeooo:rsid="002d5359" officeooo:paragraph-rsid="002d5359" style:font-size-asian="17.5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fo:font-weight="bold" officeooo:rsid="002e0ffe" officeooo:paragraph-rsid="002e0ffe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solid" style:text-underline-width="auto" style:text-underline-color="font-color" fo:font-weight="bold" officeooo:rsid="0027fa78" officeooo:paragraph-rsid="0027fa78" style:font-size-asian="17.5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solid" style:text-underline-width="auto" style:text-underline-color="font-color" fo:font-weight="bold" officeooo:rsid="002e0ffe" officeooo:paragraph-rsid="002e0ffe" style:font-size-asian="17.5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fo:font-size="48pt" style:text-underline-style="solid" style:text-underline-width="auto" style:text-underline-color="font-color" fo:font-weight="bold" officeooo:rsid="002d5359" officeooo:paragraph-rsid="002d5359" style:font-size-asian="42pt" style:font-weight-asian="bold" style:font-size-complex="4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none" fo:font-weight="bold" officeooo:rsid="0023f87d" officeooo:paragraph-rsid="0023f87d" style:font-size-asian="18pt" style:font-weight-asian="bold" style:font-size-complex="18pt" style:font-weight-complex="bold"/>
    </style:style>
    <style:style style:name="T1" style:family="text">
      <style:text-properties officeooo:rsid="001ce6c9"/>
    </style:style>
    <style:style style:name="T2" style:family="text">
      <style:text-properties officeooo:rsid="0023f87d"/>
    </style:style>
    <style:style style:name="T3" style:family="text">
      <style:text-properties officeooo:rsid="0027081a"/>
    </style:style>
    <style:style style:name="T4" style:family="text">
      <style:text-properties officeooo:rsid="0027fa78"/>
    </style:style>
    <style:style style:name="T5" style:family="text">
      <style:text-properties style:text-underline-style="none"/>
    </style:style>
    <style:style style:name="T6" style:family="text">
      <style:text-properties officeooo:rsid="002e0ffe"/>
    </style:style>
    <style:style style:name="T7" style:family="text">
      <style:text-properties officeooo:rsid="002f5e2e"/>
    </style:style>
    <style:style style:name="T8" style:family="text">
      <style:text-properties officeooo:rsid="0033b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Alexa Anleitung</text:p>
      <text:p text:style-name="P1"/>
      <text:p text:style-name="P1"/>
      <text:p text:style-name="P1"/>
      <text:p text:style-name="P5"><text:soft-page-break/>Wichtigs<text:span text:style-name="T8">t</text:span>e Befehl<text:span text:style-name="T1">e</text:span></text:p>
      <text:p text:style-name="P3"/>
      <text:p text:style-name="P3">"Alexa, stop"</text:p>
      <text:p text:style-name="P4"/>
      <text:p text:style-name="P4">"Alexa, leiser"</text:p>
      <text:p text:style-name="P3"/>
      <text:p text:style-name="P4">"Alexa, lauter"</text:p>
      <text:p text:style-name="P3"/>
      <text:p text:style-name="P4">"Alexa, Lautstärke 5"</text:p>
      <text:p text:style-name="P4">(1 = ganz leise, 10 = sehr laut)</text:p>
      <text:p text:style-name="P3"/>
      <text:p text:style-name="P3"/>
      <text:p text:style-name="P5"><text:soft-page-break/>Musik</text:p>
      <text:p text:style-name="P15"/>
      <text:p text:style-name="P22">Lied spielen:</text:p>
      <text:p text:style-name="P25">"Alexa, spiele &lt;Lied&gt; von &lt;Band/Sänger&gt;"</text:p>
      <text:p text:style-name="P25"/>
      <text:p text:style-name="P26">Beispiel: "Alexa, spiele Griechischer Wein von Udo Jürgens"</text:p>
      <text:p text:style-name="P25"/>
      <text:p text:style-name="P22">Wahllos Lieder von einer Band oder einem Sänger spielen:</text:p>
      <text:p text:style-name="P25">"Alexa, spiele Lieder von &lt;Band/Sänger&gt;"</text:p>
      <text:p text:style-name="P25"/>
      <text:p text:style-name="P26">Beispiel: "Alexa, spiele Lieder von Andrea Berg"</text:p>
      <text:p text:style-name="P26"/>
      <text:p text:style-name="P23">Lieder eines Jahrzehnts spielen:</text:p>
      <text:p text:style-name="P27">"Alexa, spiele Lieder aus den 19&lt;Jahrzehnt&gt;er Jahren"</text:p>
      <text:p text:style-name="P27"/>
      <text:p text:style-name="P27">Beispiel: "Alexa, spiele Lieder aus den 1960er Jahren"</text:p>
      <text:p text:style-name="P27"/>
      <text:p text:style-name="P23">Lieder einer Kategorie <text:span text:style-name="T2">oder Liste spielen:</text:span></text:p>
      <text:p text:style-name="P28">"Alexa, spiele &lt;Kategorie&gt;"<text:line-break/></text:p>
      <text:p text:style-name="P28">Beispiele:<text:line-break/>"Alexa, spiele deutsche Schlager" </text:p>
      <text:p text:style-name="P29">"Alexa, spiele Country Musik"</text:p>
      <text:p text:style-name="P30"/>
      <text:p text:style-name="P30"/>
      <text:p text:style-name="P30"/>
      <text:p text:style-name="P25"/>
      <text:p text:style-name="P23">Vor oder zurück:</text:p>
      <text:p text:style-name="P27">"Alexa, nächstes Lied"<text:line-break/>"Alexa, vorheriges Lied"</text:p>
      <text:p text:style-name="P27"/>
      <text:p text:style-name="P24">Namen eines Liedes erfahren:</text:p>
      <text:p text:style-name="P30">"Alexa, wie heißt dieses Lied?"</text:p>
      <text:p text:style-name="P6"><text:soft-page-break/>Radio</text:p>
      <text:p text:style-name="P16"/>
      <text:p text:style-name="P16">Radiosender spielen:</text:p>
      <text:p text:style-name="P8">"Alexa, spiele &lt;Radiosender&gt;"</text:p>
      <text:p text:style-name="P8"/>
      <text:p text:style-name="P8">Beispiele:</text:p>
      <text:p text:style-name="P8">"Alexa, spiele NDR 1"</text:p>
      <text:p text:style-name="P8">"Alexa, spiele NDR Kultur"<text:line-break/>"Alexa, spiele Bayern 1"</text:p>
      <text:p text:style-name="P8">"Alexa, spiele Deutschlandfunk"<text:line-break/>"Alexa, spiele Deutschlandfunk Kultur"</text:p>
      <text:p text:style-name="P10">"Alexa, spiele Oldie Radio"</text:p>
      <text:p text:style-name="P13">"Alexa, spiele Radio 21"</text:p>
      <text:p text:style-name="P10"/>
      <text:p text:style-name="P21">Live-Fußball:</text:p>
      <text:p text:style-name="P12">"Alexa, spiele die Amazon-Konferenz"<text:line-break/>"Alexa, spiele &lt;Verein&gt; gegen &lt;Verein&gt;"</text:p>
      <text:p text:style-name="P12">"Alexa, spiele die Bundesliga"</text:p>
      <text:p text:style-name="P7"/>
      <text:p text:style-name="P7"/>
      <text:p text:style-name="P7"/>
      <text:p text:style-name="P7"/>
      <text:p text:style-name="P7"/>
      <text:p text:style-name="P7"><text:soft-page-break/>Nachrichten</text:p>
      <text:p text:style-name="P17"/>
      <text:p text:style-name="P17"><text:span text:style-name="T3">Alle </text:span>Nachrichten hören:</text:p>
      <text:p text:style-name="P9">"Alexa, spiele die Nachrichten"</text:p>
      <text:p text:style-name="P9"/>
      <text:p text:style-name="P19">Tagesschau <text:span text:style-name="T4">abspielen</text:span>:</text:p>
      <text:p text:style-name="P11">"Alexa, Tagesschau"</text:p>
      <text:p text:style-name="P11"/>
      <text:p text:style-name="P20">ZDFheute <text:span text:style-name="T4">abspielen</text:span>:<text:line-break/><text:span text:style-name="T5">"Alexa, ZDFheute"</text:span></text:p>
      <text:p text:style-name="P14"/>
      <text:p text:style-name="P21">Sportnachrichten abspielen:</text:p>
      <text:p text:style-name="P12">"Alexa, Sportnachrichten"</text:p>
      <text:p text:style-name="P9"/>
      <text:p text:style-name="P18">Wetter:</text:p>
      <text:p text:style-name="P10">"Alexa, wie wird das Wetter in &lt;Ort&gt;"</text:p>
      <text:p text:style-name="P10"/>
      <text:p text:style-name="P10">Beispiel: "Alexa, wie wird das Wetter in Goslar?"</text:p>
      <text:p text:style-name="P10"/>
      <text:p text:style-name="P34">Fernsehprogramm:</text:p>
      <text:p text:style-name="P31">"Alexa, was läuft heute auf &lt;Fernsehsender&gt;"</text:p>
      <text:p text:style-name="P31"><text:line-break/>Beispiele:</text:p>
      <text:p text:style-name="P31">"Alexa, was läuft heute im ZDF?"<text:line-break/>"Alexa, was läuft heute auf Sat 1?"<text:line-break/>"Alexa, was läuft heute im Ersten?"</text:p>
      <text:p text:style-name="P31"/>
      <text:p text:style-name="P31"/>
      <text:p text:style-name="P36"><text:soft-page-break/>Küchenwecker</text:p>
      <text:p text:style-name="P35"/>
      <text:p text:style-name="P35">Küchenwecker stellen</text:p>
      <text:p text:style-name="P32">"Alexa, setze den Timer <text:span text:style-name="T6">auf &lt;Anzahl&gt; Minuten"</text:span></text:p>
      <text:p text:style-name="P32"/>
      <text:p text:style-name="P33">"Timer" gesprochen "Teimer"</text:p>
      <text:p text:style-name="P33"/>
      <text:p text:style-name="P33">Mehrere Timer sind möglich; <text:span text:style-name="T7">dazu Alexa einfach erneut bitten, einen Timer zu stellen.</text:span></text:p>
      <text:p text:style-name="P32"/>
      <text:p text:style-name="P35">Küchenwecker stoppen</text:p>
      <text:p text:style-name="P33">"Alexa, stoppe den Timer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7:43:18.971000000</meta:creation-date>
    <meta:generator>LibreOffice/5.4.5.1$Windows_X86_64 LibreOffice_project/79c9829dd5d8054ec39a82dc51cd9eff340dbee8</meta:generator>
    <dc:date>2021-03-24T15:24:36.223000000</dc:date>
    <meta:editing-duration>PT1H58M9S</meta:editing-duration>
    <meta:editing-cycles>20</meta:editing-cycles>
    <meta:document-statistic meta:table-count="0" meta:image-count="0" meta:object-count="0" meta:page-count="6" meta:paragraph-count="59" meta:word-count="256" meta:character-count="1867" meta:non-whitespace-character-count="1667"/>
  </office:meta>
</office:document-meta>
</file>